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32a3" officeooo:paragraph-rsid="001d32a3"/>
    </style:style>
    <style:style style:name="P2" style:family="paragraph" style:parent-style-name="Standard">
      <style:text-properties officeooo:rsid="001d32a3" officeooo:paragraph-rsid="001db749"/>
    </style:style>
    <style:style style:name="P3" style:family="paragraph" style:parent-style-name="Standard">
      <style:text-properties officeooo:rsid="001e66ed" officeooo:paragraph-rsid="001e66ed"/>
    </style:style>
    <style:style style:name="P4" style:family="paragraph" style:parent-style-name="Standard">
      <style:text-properties officeooo:rsid="00204097" officeooo:paragraph-rsid="00204097"/>
    </style:style>
    <style:style style:name="P5" style:family="paragraph" style:parent-style-name="Standard">
      <style:text-properties officeooo:rsid="002066d8" officeooo:paragraph-rsid="002066d8"/>
    </style:style>
    <style:style style:name="P6" style:family="paragraph" style:parent-style-name="Standard">
      <style:text-properties officeooo:rsid="00204097" officeooo:paragraph-rsid="00204097" fo:background-color="#00ff66"/>
    </style:style>
    <style:style style:name="T1" style:family="text">
      <style:text-properties officeooo:rsid="001db749"/>
    </style:style>
    <style:style style:name="T2" style:family="text">
      <style:text-properties style:text-outline="false" style:text-line-through-style="none" style:text-line-through-type="none" style:font-name="Liberation Sans1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3" style:family="text">
      <style:text-properties officeooo:rsid="00209965"/>
    </style:style>
    <style:style style:name="T4" style:family="text">
      <style:text-properties officeooo:rsid="0020b5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approach macrophage data:</text:p>
      <text:p text:style-name="P1"/>
      <text:p text:style-name="P1">Data description:</text:p>
      <text:p text:style-name="P1"/>
      <text:p text:style-name="P1"/>
      <text:p text:style-name="P1"/>
      <text:p text:style-name="P1"/>
      <text:p text:style-name="P1">-Get original RM and M1 data<text:line-break/>-Normalize <text:span text:style-name="T1">M1 repeat 1 timepoint 6 to RM repeat 1 timepoint 6 <text:s text:c="5"/>= <text:s/>log2(M1/RM)</text:span></text:p>
      <text:p text:style-name="P2">-Normalize <text:span text:style-name="T1">M1 repeat 1 timepoint 12 to RM repeat 1 timepoint 12 <text:s/>= <text:s/>log2(M1/RM)</text:span></text:p>
      <text:p text:style-name="P2">-Normalize <text:span text:style-name="T1">M1 repeat 1 timepoint 24 to RM repeat 1 timepoint 24 <text:s/>= <text:s/>log2(M1/RM)</text:span></text:p>
      <text:p text:style-name="P2">→<text:span text:style-name="T1"> do this for the other repeats as well, give as repeat files to STEM</text:span></text:p>
      <text:p text:style-name="P1">-<text:span text:style-name="T1">Normalize M1 repeat 2 timepoint 6 to RM repeat 2 timepoint 6 ..etc.</text:span></text:p>
      <text:p text:style-name="P1"/>
      <text:p text:style-name="P3">File formats: probe iD \t Gene symbol \t value time point 1 \t value time point 2 etc.</text:p>
      <text:p text:style-name="P1"/>
      <text:p text:style-name="P1">-<text:span text:style-name="T1">Get STEM profiles</text:span></text:p>
      <text:p text:style-name="P1">-<text:span text:style-name="T1">See enrichment of positive set genes among profiles → genes in those profiles that have enrichment get a higher score.</text:span></text:p>
      <text:p text:style-name="P1"/>
      <text:p text:style-name="P1"/>
      <text:p text:style-name="P1"><text:span text:style-name="T2">ftp://ftp.ncbi.nlm.nih.gov/geo/samples/GSM1385nnn/GSM1385558/suppl/</text:span></text:p>
      <text:p text:style-name="P1"/>
      <text:p text:style-name="P1"><text:span text:style-name="T2">GSM1385558_RM24h_251485022416_1_1</text:span></text:p>
      <text:p text:style-name="P1"/>
      <text:p text:style-name="P1"/>
      <text:p text:style-name="P4">-Since the data was published in 2015, I have assumed that the Agilent 4x44k v2 was used</text:p>
      <text:p text:style-name="P4">-<text:span text:style-name="T3">log2 normalisation fails because some values are below 0. I have opted to add 12 to every number, such that log2 normalisation can happen. </text:span></text:p>
      <text:p text:style-name="P4">→<text:span text:style-name="T4"> nee dat vertrouw ik toch niet zozeer omdat het scores geeft die ik niet per se begrijp?</text:span></text:p>
      <text:p text:style-name="P6">→<text:span text:style-name="T4"> wat als ik 10^getal doe, dan dat op elkaar deel, en dan dat log2 doe. → DIT IS DE GOEDE MANIER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693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22:50.191773773</meta:creation-date>
    <dc:date>2018-02-23T17:01:13.505315934</dc:date>
    <meta:editing-duration>PT27M1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06" meta:character-count="1195" meta:non-whitespace-character-count="994"/>
  </office:meta>
</office:document-meta>
</file>